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list-style-name="L2"/>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left="0cm" fo:margin-right="0cm" fo:text-indent="0cm" style:auto-text-indent="false"/>
    </style:style>
    <style:style style:name="P4" style:family="paragraph" style:parent-style-name="Text_20_body" style:list-style-name="L3">
      <style:paragraph-properties fo:margin-left="0cm" fo:margin-right="0cm" fo:text-indent="0cm" style:auto-text-indent="false"/>
    </style:style>
    <style:style style:name="P5" style:family="paragraph" style:parent-style-name="Standard">
      <style:text-properties fo:font-size="12pt" style:font-size-asian="12pt"/>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orphans="2" fo:widows="2"/>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635cm" fo:text-indent="0cm" style:auto-text-indent="false"/>
    </style:style>
    <style:style style:name="P13"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14" style:family="paragraph" style:parent-style-name="Standard">
      <style:paragraph-properties fo:margin-left="0cm" fo:margin-right="0cm" fo:orphans="2" fo:widows="2" fo:text-indent="0cm" style:auto-text-indent="false"/>
    </style:style>
    <style:style style:name="P15" style:family="paragraph" style:parent-style-name="InfoBlue">
      <style:text-properties style:use-window-font-color="true" fo:font-style="normal" fo:font-weight="normal" style:font-style-asian="normal" style:font-weight-asian="normal" style:font-style-complex="normal" style:font-weight-complex="normal"/>
    </style:style>
    <style:style style:name="P16" style:family="paragraph" style:parent-style-name="Heading_20_2">
      <style:paragraph-properties fo:orphans="2" fo:widows="2"/>
    </style:style>
    <style:style style:name="P17" style:family="paragraph" style:parent-style-name="Heading_20_2">
      <style:paragraph-properties fo:margin-left="0cm" fo:margin-right="0cm" fo:orphans="2" fo:widows="2" fo:text-indent="0cm" style:auto-text-indent="false"/>
    </style:style>
    <style:style style:name="P18" style:family="paragraph" style:parent-style-name="Heading_20_1">
      <style:paragraph-properties fo:orphans="2" fo:widows="2"/>
    </style:style>
    <style:style style:name="P19" style:family="paragraph" style:parent-style-name="Title">
      <style:paragraph-properties fo:text-align="end" style:justify-single-word="false"/>
    </style:style>
    <style:style style:name="P20" style:family="paragraph" style:parent-style-name="Title">
      <style:paragraph-properties fo:text-align="end" style:justify-single-word="false"/>
      <style:text-properties fo:font-size="14pt" style:font-size-asian="14pt"/>
    </style:style>
    <style:style style:name="P21" style:family="paragraph" style:parent-style-name="Title" style:list-style-name=""/>
    <style:style style:name="P22" style:family="paragraph" style:parent-style-name="Title">
      <style:paragraph-properties fo:break-before="page"/>
    </style:style>
    <style:style style:name="P23" style:family="paragraph" style:parent-style-name="Title" style:master-page-name="Standard">
      <style:paragraph-properties fo:text-align="end" style:justify-single-word="false" style:page-number="auto"/>
    </style:style>
    <style:style style:name="P24" style:family="paragraph" style:parent-style-name="Title" style:master-page-name="Convertir_20_1">
      <style:paragraph-properties style:page-number="auto"/>
    </style:style>
    <style:style style:name="P25" style:family="paragraph" style:parent-style-name="Contents_20_1">
      <style:paragraph-properties>
        <style:tab-stops>
          <style:tab-stop style:position="0.762cm"/>
          <style:tab-stop style:position="16.51cm" style:type="right"/>
        </style:tab-stops>
      </style:paragraph-properties>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Tabletext">
      <style:paragraph-properties style:snap-to-layout-grid="false"/>
    </style:style>
    <style:style style:name="P28" style:family="paragraph" style:parent-style-name="Contents_20_2">
      <style:paragraph-properties>
        <style:tab-stops>
          <style:tab-stop style:position="1.764cm"/>
          <style:tab-stop style:position="16.51cm" style:type="right"/>
        </style:tab-stops>
      </style:paragraph-properties>
    </style:style>
    <style:style style:name="T1" style:family="text">
      <style:text-properties fo:language="none" fo:country="none" style:language-asian="none" style:country-asian="none"/>
    </style:style>
    <style:style style:name="T2" style:family="text">
      <style:text-properties style:font-name="Calibri" fo:font-size="11pt" fo:language="es" fo:country="ES" style:font-size-asian="11pt" style:language-asian="none" style:country-asian="none" style:font-name-complex="Calibri" style:font-size-complex="11pt"/>
    </style:style>
    <style:style style:name="T3" style:family="text">
      <style:text-properties style:font-name="Symbol"/>
    </style:style>
    <style:style style:name="T4" style:family="text">
      <style:text-properties style:font-name="Symbol1" fo:font-size="10pt"/>
    </style:style>
    <style:style style:name="T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22.22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fo:text-indent="-0.635cm" fo:margin-left="-21.5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0.95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20.3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19.6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8.4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7.7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7.145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16.5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ubject>&lt;Project Name&gt;</text:subject></text:p>
      <text:p text:style-name="P19"><text:title>Use-Case Specification: &lt;Use-Case Name&gt;</text:title></text:p>
      <text:p text:style-name="P19"/>
      <text:p text:style-name="P20">Version &lt;1.0&gt;</text:p>
      <text:p text:style-name="Standard"/>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Standard"/>
      <text:p text:style-name="Text_20_body"/>
      <text:p text:style-name="Text_20_body"/>
      <text:p text:style-name="P24">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6">Date</text:p>
          </table:table-cell>
          <table:table-cell table:style-name="Tabla1.A1" office:value-type="string">
            <text:p text:style-name="P26">Version</text:p>
          </table:table-cell>
          <table:table-cell table:style-name="Tabla1.A1" office:value-type="string">
            <text:p text:style-name="P26">Description</text:p>
          </table:table-cell>
          <table:table-cell table:style-name="Tabla1.D1" office:value-type="string">
            <text:p text:style-name="P26">Author</text:p>
          </table:table-cell>
        </table:table-row>
        <table:table-row table:style-name="Tabla1.1">
          <table:table-cell table:style-name="Tabla1.A1" office:value-type="string">
            <text:p text:style-name="Tabletext">&lt;dd/mmm/yy&gt;</text:p>
          </table:table-cell>
          <table:table-cell table:style-name="Tabla1.A1" office:value-type="string">
            <text:p text:style-name="Tabletext">&lt;x.x&gt;</text:p>
          </table:table-cell>
          <table:table-cell table:style-name="Tabla1.A1" office:value-type="string">
            <text:p text:style-name="Tabletext">&lt;details&gt;</text:p>
          </table:table-cell>
          <table:table-cell table:style-name="Tabla1.D1" office:value-type="string">
            <text:p text:style-name="Tabletext">&lt;name&gt;</text:p>
          </table:table-cell>
        </table:table-row>
        <table:table-row table:style-name="Tabla1.1">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D1" office:value-type="string">
            <text:p text:style-name="P27"/>
          </table:table-cell>
        </table:table-row>
        <table:table-row table:style-name="Tabla1.1">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D1" office:value-type="string">
            <text:p text:style-name="P27"/>
          </table:table-cell>
        </table:table-row>
        <table:table-row table:style-name="Tabla1.1">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D1" office:value-type="string">
            <text:p text:style-name="P27"/>
          </table:table-cell>
        </table:table-row>
      </table:table>
      <text:p text:style-name="Standard"/>
      <text:p text:style-name="P22">Table of Contents</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table-of-content-source>
        <text:index-body>
          <text:p text:style-name="P25"><text:span text:style-name="T1">1.</text:span><text:span text:style-name="T2"><text:tab/></text:span><text:span text:style-name="T1">Brief Description<text:tab/></text:span><text:a xlink:type="simple" xlink:href="#__RefHeading___Toc257297270" text:style-name="Index_20_Link_20__28_user_29_" text:visited-style-name="Index_20_Link_20__28_user_29_"><text:span text:style-name="T1">4</text:span></text:a></text:p>
          <text:p text:style-name="P25"><text:span text:style-name="T1">2.</text:span><text:span text:style-name="T2"><text:tab/></text:span><text:span text:style-name="T1">Basic Flow of Events<text:tab/></text:span><text:a xlink:type="simple" xlink:href="#__RefHeading___Toc257297271" text:style-name="Index_20_Link_20__28_user_29_" text:visited-style-name="Index_20_Link_20__28_user_29_"><text:span text:style-name="T1">4</text:span></text:a></text:p>
          <text:p text:style-name="P25"><text:span text:style-name="T1">3.</text:span><text:span text:style-name="T2"><text:tab/></text:span><text:span text:style-name="T1">Alternative Flows<text:tab/></text:span><text:a xlink:type="simple" xlink:href="#__RefHeading___Toc257297272" text:style-name="Index_20_Link_20__28_user_29_" text:visited-style-name="Index_20_Link_20__28_user_29_"><text:span text:style-name="T1">4</text:span></text:a></text:p>
          <text:p text:style-name="P28"><text:span text:style-name="T1">3.1</text:span><text:span text:style-name="T2"><text:tab/></text:span><text:span text:style-name="T1">&lt;Area of Functionality&gt;<text:tab/></text:span><text:a xlink:type="simple" xlink:href="#__RefHeading___Toc257297273" text:style-name="Index_20_Link_20__28_user_29_" text:visited-style-name="Index_20_Link_20__28_user_29_"><text:span text:style-name="T1">5</text:span></text:a></text:p>
          <text:p text:style-name="Contents_20_3"><text:span text:style-name="T1">3.1.1</text:span><text:span text:style-name="T2"><text:tab/></text:span><text:span text:style-name="T1">&lt; A1 First Alternative Flow &gt;<text:tab/></text:span><text:a xlink:type="simple" xlink:href="#__RefHeading___Toc257297274" text:style-name="Index_20_Link_20__28_user_29_" text:visited-style-name="Index_20_Link_20__28_user_29_"><text:span text:style-name="T1">5</text:span></text:a></text:p>
          <text:p text:style-name="Contents_20_3"><text:span text:style-name="T1">3.1.2</text:span><text:span text:style-name="T2"><text:tab/></text:span><text:span text:style-name="T1">&lt; A2 Second Alternative Flow &gt;<text:tab/></text:span><text:a xlink:type="simple" xlink:href="#__RefHeading___Toc257297275" text:style-name="Index_20_Link_20__28_user_29_" text:visited-style-name="Index_20_Link_20__28_user_29_"><text:span text:style-name="T1">5</text:span></text:a></text:p>
          <text:p text:style-name="P25"><text:span text:style-name="T1">4.</text:span><text:span text:style-name="T2"><text:tab/></text:span><text:span text:style-name="T1">Key Scenarios<text:tab/></text:span><text:a xlink:type="simple" xlink:href="#__RefHeading___Toc257297276" text:style-name="Index_20_Link_20__28_user_29_" text:visited-style-name="Index_20_Link_20__28_user_29_"><text:span text:style-name="T1">5</text:span></text:a></text:p>
          <text:p text:style-name="P25"><text:span text:style-name="T1">5.</text:span><text:span text:style-name="T2"><text:tab/></text:span><text:span text:style-name="T1">Preconditions<text:tab/></text:span><text:a xlink:type="simple" xlink:href="#__RefHeading___Toc257297277" text:style-name="Index_20_Link_20__28_user_29_" text:visited-style-name="Index_20_Link_20__28_user_29_"><text:span text:style-name="T1">5</text:span></text:a></text:p>
          <text:p text:style-name="P28"><text:span text:style-name="T1">5.1</text:span><text:span text:style-name="T2"><text:tab/></text:span><text:span text:style-name="T1">&lt; Precondition One &gt;<text:tab/></text:span><text:a xlink:type="simple" xlink:href="#__RefHeading___Toc257297278" text:style-name="Index_20_Link_20__28_user_29_" text:visited-style-name="Index_20_Link_20__28_user_29_"><text:span text:style-name="T1">5</text:span></text:a></text:p>
          <text:p text:style-name="P25"><text:span text:style-name="T1">6.</text:span><text:span text:style-name="T2"><text:tab/></text:span><text:span text:style-name="T1">Postconditions<text:tab/></text:span><text:a xlink:type="simple" xlink:href="#__RefHeading___Toc257297279" text:style-name="Index_20_Link_20__28_user_29_" text:visited-style-name="Index_20_Link_20__28_user_29_"><text:span text:style-name="T1">5</text:span></text:a></text:p>
          <text:p text:style-name="P28"><text:span text:style-name="T1">6.1</text:span><text:span text:style-name="T2"><text:tab/></text:span><text:span text:style-name="T1">&lt; Postcondition One &gt;<text:tab/></text:span><text:a xlink:type="simple" xlink:href="#__RefHeading___Toc257297280" text:style-name="Index_20_Link_20__28_user_29_" text:visited-style-name="Index_20_Link_20__28_user_29_"><text:span text:style-name="T1">5</text:span></text:a></text:p>
          <text:p text:style-name="P25"><text:span text:style-name="T1">7.</text:span><text:span text:style-name="T2"><text:tab/></text:span><text:span text:style-name="T1">Extension Points<text:tab/></text:span><text:a xlink:type="simple" xlink:href="#__RefHeading___Toc257297281" text:style-name="Index_20_Link_20__28_user_29_" text:visited-style-name="Index_20_Link_20__28_user_29_"><text:span text:style-name="T1">5</text:span></text:a></text:p>
          <text:p text:style-name="P28"><text:span text:style-name="T1">7.1</text:span><text:span text:style-name="T2"><text:tab/></text:span><text:span text:style-name="T1">&lt;Name of Extension Point&gt;<text:tab/></text:span><text:a xlink:type="simple" xlink:href="#__RefHeading___Toc257297282" text:style-name="Index_20_Link_20__28_user_29_" text:visited-style-name="Index_20_Link_20__28_user_29_"><text:span text:style-name="T1">5</text:span></text:a></text:p>
          <text:p text:style-name="P25"><text:span text:style-name="T1">8.</text:span><text:span text:style-name="T2"><text:tab/></text:span><text:span text:style-name="T1">Special Requirements<text:tab/></text:span><text:a xlink:type="simple" xlink:href="#__RefHeading___Toc257297283" text:style-name="Index_20_Link_20__28_user_29_" text:visited-style-name="Index_20_Link_20__28_user_29_"><text:span text:style-name="T1">5</text:span></text:a></text:p>
          <text:p text:style-name="P28"><text:span text:style-name="T1">8.1</text:span><text:span text:style-name="T2"><text:tab/></text:span><text:span text:style-name="T1">&lt; First Special Requirement &gt;<text:tab/></text:span><text:a xlink:type="simple" xlink:href="#__RefHeading___Toc257297284" text:style-name="Index_20_Link_20__28_user_29_" text:visited-style-name="Index_20_Link_20__28_user_29_"><text:span text:style-name="T1">6</text:span></text:a></text:p>
          <text:p text:style-name="P25"><text:span text:style-name="T1">9.</text:span><text:span text:style-name="T2"><text:tab/></text:span><text:span text:style-name="T1">Additional Information<text:tab/></text:span><text:a xlink:type="simple" xlink:href="#__RefHeading___Toc257297285" text:style-name="Index_20_Link_20__28_user_29_" text:visited-style-name="Index_20_Link_20__28_user_29_"><text:span text:style-name="T1">6</text:span></text:a></text:p>
        </text:index-body>
      </text:table-of-content>
      <text:p text:style-name="P21"/>
      <text:p text:style-name="P22">Espicificación de caso de uso: Verificar productos</text:p>
      <text:p text:style-name="InfoBlue"/>
      <text:p text:style-name="InfoBlue">[The following template is provided for a Use-Case Specification, which contains the textual properties of the use case. This document is used with a requirements management tool, such as Rational RequisitePro, for specifying and marking the requirements within the use-case properties.</text:p>
      <text:p text:style-name="InfoBlue">The use-case diagrams can be developed in a visual modeling tool, such as Rational Rose. A use-case report, with all properties, may be generated with Rational SoDA. For more information, see the tool mentors in the Rational Unified Process.]</text:p>
      <text:h text:style-name="Heading_20_1" text:outline-level="1"><text:bookmark-start text:name="__RefHeading___Toc257297270"/>Brief Description<text:bookmark-end text:name="__RefHeading___Toc257297270"/></text:h>
      <text:p text:style-name="InfoBlue">En este caso de uso se verificara que los productos agregados por el usuario cumplan con los requisitos del sistema.</text:p>
      <text:h text:style-name="P18" text:outline-level="1"><text:bookmark-start text:name="__RefHeading___Toc257297271"/>Basic Flow of Events<text:bookmark-end text:name="__RefHeading___Toc257297271"/></text:h>
      <text:p text:style-name="P8"/>
      <text:p text:style-name="P8"><text:tab/>1 – Verifica si se puede leer el codigo del producto.</text:p>
      <text:p text:style-name="P8"/>
      <text:p text:style-name="P15">2 – Verifica si el producto es valido para ser reciclado.</text:p>
      <text:p text:style-name="Text_20_body">3 – Genera un comprobante de validacion.</text:p>
      <text:p text:style-name="Text_20_body">4 - El caso finaliza.</text:p>
      <text:h text:style-name="Heading_20_1" text:outline-level="1"><text:bookmark-start text:name="__RefHeading___Toc257297272"/>Alternative Flows<text:bookmark-end text:name="__RefHeading___Toc257297272"/></text:h>
      <text:p text:style-name="InfoBlue">Start each alternative flow with an initial line clearly stating where the alternative flow can occur and the conditions under which it is performed.</text:p>
      <text:p text:style-name="InfoBlue">End each alternative flow with a line that clearly states where the events of the main flow of events are resumed. <text:s/>This must be explicitly stated.</text:p>
      <text:p text:style-name="InfoBlue">Using alternative flows improves the readability of the use case. <text:s/>Keep in mind that use cases are just textual descriptions, and their main purpose is to document the behavior of a system in a clear, concise, and understandable way.]</text:p>
      <text:list xml:id="list3012018958096381174" text:style-name="L2">
        <text:list-item>
          <text:list>
            <text:list-item>
              <text:p text:style-name="P1">– No se puede leer el codigo del producto.</text:p>
            </text:list-item>
            <text:list-item>
              <text:p text:style-name="P1">- El sistema informa que el codigo no es legible.</text:p>
            </text:list-item>
            <text:list-item>
              <text:p text:style-name="P1">- El sistema pide que el usuario cargue de forma manual los datos del producto.</text:p>
              <text:list>
                <text:list-header>
                  <text:p text:style-name="P3"><text:s text:c="15"/>1.4 – El caso de uso finaliza .</text:p>
                </text:list-header>
              </text:list>
            </text:list-item>
          </text:list>
        </text:list-item>
      </text:list>
      <text:p text:style-name="Text_20_body">2 – El producto no esta en la lista.</text:p>
      <text:p text:style-name="P2"><text:tab/>2.1– El sistema muestra que no se encuentra el producto.</text:p>
      <text:list xml:id="list5795530540642722770" text:style-name="L3">
        <text:list-item>
          <text:list>
            <text:list-item>
              <text:p text:style-name="P4">– El caso de uso finaliza.</text:p>
            </text:list-item>
          </text:list>
        </text:list-item>
      </text:list>
      <text:p text:style-name="P2"/>
      <text:h text:style-name="P18" text:outline-level="1"><text:bookmark-start text:name="__RefHeading___Toc257297277"/>Preconditions<text:bookmark-end text:name="__RefHeading___Toc257297277"/></text:h>
      <text:p text:style-name="InfoBlue"/>
      <text:h text:style-name="P16" text:outline-level="2"><text:bookmark-start text:name="__RefHeading___Toc257297278"/><text:soft-page-break/>&lt; Precondition One &gt;<text:bookmark-end text:name="__RefHeading___Toc257297278"/></text:h>
      <text:h text:style-name="P18" text:outline-level="1"><text:bookmark-start text:name="__RefHeading___Toc257297279"/>Postconditions<text:bookmark-end text:name="__RefHeading___Toc257297279"/></text:h>
      <text:p text:style-name="InfoBlue"/>
      <text:h text:style-name="P16" text:outline-level="2"><text:bookmark-start text:name="__RefHeading___Toc257297280"/>&lt; Postcondition One &gt;<text:bookmark-end text:name="__RefHeading___Toc257297280"/></text:h>
      <text:h text:style-name="Heading_20_1" text:outline-level="1"><text:bookmark-start text:name="__RefHeading___Toc257297281"/>Extension Points<text:bookmark-end text:name="__RefHeading___Toc257297281"/></text:h>
      <text:p text:style-name="Standard"><text:tab/>Extiende el caso de uso agregar producto a reciclar. Es insertado en el pto de extension PTO0.</text:p>
      <text:h text:style-name="P17" text:outline-level="2" text:is-list-header="true"><text:s/>Triguer</text:h>
      <text:p text:style-name="P14">El caso de uso comienza cuando un usuario quiere verificar si un producto se encuentra en la lista de produc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141cm" fo:margin-bottom="0cm" fo:line-height="100%" fo:text-align="justify" style:justify-single-word="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Normal_20__28_Web_29_" style:display-name="Normal (Web)" style:family="paragraph" style:parent-style-name="Standard">
      <style:paragraph-properties fo:margin-top="0.176cm" fo:margin-bottom="0.176cm"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fo:orphans="2" fo:widows="2" fo:text-indent="0cm" style:auto-text-indent="false"/>
      <style:text-properties fo:color="#0000ff" fo:font-style="italic" style:font-name-asian="Arial Unicode MS" style:font-style-asian="italic" style:font-style-complex="italic"/>
    </style:style>
    <style:style style:name="Texto_20_de_20_globo" style:display-name="Texto de globo"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Tahoma" fo:font-size="8pt" fo:language="en" fo:country="US" style:font-size-asian="8pt"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text:user-defined style:data-style-name="N0" text:name="Company">&lt;Company Name&gt;</text:user-defined></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se-Case Specification: &lt;Use-Case Name&gt;</dc:title>
    <dc:subject>&lt;Project Name&gt;</dc:subject>
    <meta:initial-creator>Mariano Menchon</meta:initial-creator>
    <meta:creation-date>2019-05-06T16:26:06.10</meta:creation-date>
    <dc:creator>Mariano Menchon</dc:creator>
    <dc:date>2019-05-06T17:50:34.44</dc:date>
    <meta:editing-cycles>6</meta:editing-cycles>
    <meta:editing-duration>PT23M35S</meta:editing-duration>
    <meta:document-statistic meta:table-count="3" meta:image-count="0" meta:object-count="0" meta:page-count="5" meta:paragraph-count="69" meta:word-count="636" meta:character-count="3824"/>
    <meta:generator>OpenOffice/4.1.3$Win32 OpenOffice.org_project/413m1$Build-9783</meta:generator>
  </office:meta>
</office:document-meta>
</file>